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Heading_20_1" style:list-style-name="L1"/>
    <style:style style:name="P5" style:family="paragraph" style:parent-style-name="Heading_20_1" style:list-style-name="L1">
      <style:paragraph-properties fo:break-before="pag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oey Stat v.1 </text:p>
      <text:p text:style-name="P1">User Manual</text:p>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Development Motivations<text:tab/>2</text:p>
          <text:p text:style-name="P2">2.Application Overview<text:tab/>2</text:p>
          <text:p text:style-name="P2">3.Installation<text:tab/>2</text:p>
          <text:p text:style-name="P2">4.Running Application<text:tab/>2</text:p>
          <text:p text:style-name="P2">5.Creating a Plugin<text:tab/>2</text:p>
        </text:index-body>
      </text:table-of-content>
      <text:p text:style-name="Standard"/>
      <text:p text:style-name="Standard"/>
      <text:list text:style-name="L1">
        <text:list-header>
          <text:h text:style-name="P4" text:outline-level="1" text:is-list-header="true"/>
        </text:list-header>
        <text:list-item>
          <text:h text:style-name="P5" text:outline-level="1">Development Motivations</text:h>
        </text:list-item>
      </text:list>
      <text:p text:style-name="Text_20_body_20_indent"><text:tab/>The motivation of this application is the fact that we must use an application in stats classes here at Wartburg. This is true of other colleges as well. There are many things that you can do on a TI-83(+) but it is limited in what information it can output. Because of this we have to use Minitab for the things that the TI calculators can't do. <text:s/>I feel that after using Minitab for the first week that it is hard to use and outputs too much information. I believe that to understand all that is outputted from Minitab, you must have a PhD in math. The average use doesn't need to see this information and could confuse first timers. This makes the application frustrating to use for beginners in a stats course. </text:p>
      <text:p text:style-name="Text_20_body_20_indent"><text:tab/>I also feel compelled to fully understand what is happening in the stats application when you run a test or want to figure out some descriptive statistics about some data. This application will force me to understand what is going on in the math aspect because I actually have to program it. I am also writing this application with a plug-in architecture so anyone can write a statistical or data manipulation function. This will aid the programmer/statistician in the fact that they will have to fully understand what is going on in the application and the stats function to get it to work.</text:p>
      <text:p text:style-name="Text_20_body_20_indent"><text:tab/>I also feel that the stats class should not be dependent on what stats program you use or more importantly where you use it. I want this application to be freely available and have the ability to run on any system. I do not like the fact that you must go to the lab in the Science Center to use Minitab. Minitab is only installed on a limited number of machines as in most proprietary software. GooeyStat will be able to run off of a flash drive and on an any computer. It is under the GPLv3 so it will provide you all of the freedoms that GPLv3 provides. <text:s/></text:p>
      <text:list text:style-name="L1" text:continue-numbering="true">
        <text:list-item>
          <text:h text:style-name="P4" text:outline-level="1">Application Overview</text:h>
        </text:list-item>
      </text:list>
      <text:p text:style-name="Text_20_body_20_indent"><text:tab/>GooeyStats can be classified as a data manipulation tool. The application can store and process data in a similar fashion as a spreadsheet application. The idea is that users can store statistical data in the spreadsheets rows and columns and then use the applications functionalities to process that data. They can then use the various functions to manipulate the data. Users can also use the spreadsheet data to calculate different statistical information about the data. </text:p>
      <text:p text:style-name="Text_20_body_20_indent"><text:tab/>The most powerful piece of GooeyStat is its plug-in architecture. </text:p>
      <text:list text:style-name="L1" text:continue-numbering="true">
        <text:list-item>
          <text:h text:style-name="P4" text:outline-level="1">Installation</text:h>
        </text:list-item>
        <text:list-item>
          <text:h text:style-name="P4" text:outline-level="1">Running Application</text:h>
        </text:list-item>
        <text:list-item>
          <text:h text:style-name="P4" text:outline-level="1">Creating a Plugin</text:h>
        </text:list-item>
      </text:list>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5in" fo:margin-right="0in" fo:margin-top="0in" fo:margin-bottom="0.0835in"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text:outline-style>
      <text:outline-level-style text:level="1" style:num-suffix="."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pencer Herzberg</meta:initial-creator>
    <meta:creation-date>2009-04-14T19:08:15</meta:creation-date>
    <dc:date>2009-04-15T15:26:57</dc:date>
    <meta:editing-cycles>19</meta:editing-cycles>
    <meta:editing-duration>PT46M8S</meta:editing-duration>
    <meta:user-defined meta:name="Info 1"/>
    <meta:user-defined meta:name="Info 2"/>
    <meta:user-defined meta:name="Info 3"/>
    <meta:user-defined meta:name="Info 4"/>
    <meta:document-statistic meta:table-count="0" meta:image-count="0" meta:object-count="0" meta:page-count="2" meta:paragraph-count="19" meta:word-count="472" meta:character-count="2653"/>
  </office:meta>
</office:document-meta>
</file>